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Calibri" svg:font-family="Calibri"/>
  </office:font-face-decls>
  <office:automatic-styles>
    <style:style style:name="ce1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6.77333333333333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arca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24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24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24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245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id_marca</text:p>
          </table:table-cell>
          <table:table-cell office:value-type="string" table:style-name="ce1">
            <text:p>id_linea</text:p>
          </table:table-cell>
          <table:table-cell office:value-type="string" table:style-name="ce1">
            <text:p>marca</text:p>
          </table:table-cell>
          <table:table-cell office:value-type="string" table:style-name="ce1">
            <text:p>rotacion</text:p>
          </table:table-cell>
          <table:table-cell table:number-columns-repeated="16380"/>
        </table:table-row>
        <table:table-row table:style-name="ro1">
          <table:table-cell office:value-type="float" office:value="1000100" table:style-name="ce1">
            <text:p>10001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ALFA ROMEO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0200" table:style-name="ce1">
            <text:p>10002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ASIA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0300" table:style-name="ce1">
            <text:p>10003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AUDI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0400" table:style-name="ce1">
            <text:p>10004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AUTO UNION - DKW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0500" table:style-name="ce1">
            <text:p>10005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CHERY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0600" table:style-name="ce1">
            <text:p>10006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CHRYSLER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0700" table:style-name="ce1">
            <text:p>10007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CHEVROLET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0800" table:style-name="ce1">
            <text:p>10008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CITROEN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0900" table:style-name="ce1">
            <text:p>10009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DACIA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1000" table:style-name="ce1">
            <text:p>10010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DAEWOO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1100" table:style-name="ce1">
            <text:p>10011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DAIHATSU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1200" table:style-name="ce1">
            <text:p>10012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DATSUN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1300" table:style-name="ce1">
            <text:p>10013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DI TELLA - SIAM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1400" table:style-name="ce1">
            <text:p>10014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DODGE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1500" table:style-name="ce1">
            <text:p>10015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FIAT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1600" table:style-name="ce1">
            <text:p>10016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1700" table:style-name="ce1">
            <text:p>10017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HONDA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1800" table:style-name="ce1">
            <text:p>10018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1900" table:style-name="ce1">
            <text:p>10019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IKA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2000" table:style-name="ce1">
            <text:p>10020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RASTROJERO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2100" table:style-name="ce1">
            <text:p>10021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ISUZU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2200" table:style-name="ce1">
            <text:p>10022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JEEP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2300" table:style-name="ce1">
            <text:p>10023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KIA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2400" table:style-name="ce1">
            <text:p>10024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LAND ROVER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2500" table:style-name="ce1">
            <text:p>10025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LADA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2600" table:style-name="ce1">
            <text:p>10026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LANCIA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2700" table:style-name="ce1">
            <text:p>10027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MAZDA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2800" table:style-name="ce1">
            <text:p>10028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MERCEDES BENZ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2900" table:style-name="ce1">
            <text:p>10029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MINI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3000" table:style-name="ce1">
            <text:p>10030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MITSUBISHI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3100" table:style-name="ce1">
            <text:p>10031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NISSAN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3200" table:style-name="ce1">
            <text:p>10032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OPEL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3300" table:style-name="ce1">
            <text:p>10033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PEUGEOT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3400" table:style-name="ce1">
            <text:p>10034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RENAULT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3500" table:style-name="ce1">
            <text:p>10035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ROVER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3600" table:style-name="ce1">
            <text:p>10036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SAAB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3700" table:style-name="ce1">
            <text:p>10037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SEAT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3800" table:style-name="ce1">
            <text:p>10038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3900" table:style-name="ce1">
            <text:p>10039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SUZUKI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4000" table:style-name="ce1">
            <text:p>10040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TOYOTA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4100" table:style-name="ce1">
            <text:p>10041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4200" table:style-name="ce1">
            <text:p>10042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VOLKSWAGEN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4300" table:style-name="ce1">
            <text:p>10043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VOLVO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4400" table:style-name="ce1">
            <text:p>10044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WILLYS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04500" table:style-name="ce1">
            <text:p>10045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AUSTIN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4600" table:style-name="ce1">
            <text:p>10046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BMC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4700" table:style-name="ce1">
            <text:p>10047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BMW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4800" table:style-name="ce1">
            <text:p>10048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BORGWARD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4900" table:style-name="ce1">
            <text:p>10049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BUICK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5000" table:style-name="ce1">
            <text:p>10050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CADILLAC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5100" table:style-name="ce1">
            <text:p>10051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CONTINENTAL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5200" table:style-name="ce1">
            <text:p>10052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DE CARLO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5300" table:style-name="ce1">
            <text:p>10053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GMC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5400" table:style-name="ce1">
            <text:p>10054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HANSA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5500" table:style-name="ce1">
            <text:p>10055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HEINKEL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5600" table:style-name="ce1">
            <text:p>10056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HILLMAN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5700" table:style-name="ce1">
            <text:p>10057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ISARD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5800" table:style-name="ce1">
            <text:p>10058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LINCOLN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5900" table:style-name="ce1">
            <text:p>10059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6000" table:style-name="ce1">
            <text:p>10060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6100" table:style-name="ce1">
            <text:p>10061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OLDSMOBILE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6200" table:style-name="ce1">
            <text:p>10062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PACKARD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6300" table:style-name="ce1">
            <text:p>10063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PEGASO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6400" table:style-name="ce1">
            <text:p>10064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PONTIAC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6500" table:style-name="ce1">
            <text:p>10065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SKODA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6600" table:style-name="ce1">
            <text:p>10066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STANDARD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6700" table:style-name="ce1">
            <text:p>10067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STUDEBAKER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6800" table:style-name="ce1">
            <text:p>10068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VAUXHALL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6900" table:style-name="ce1">
            <text:p>10069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WHIPPET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07000" table:style-name="ce1">
            <text:p>10070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ARO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7100" table:style-name="ce1">
            <text:p>10071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BAIC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7200" table:style-name="ce1">
            <text:p>10072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BENTLEY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7300" table:style-name="ce1">
            <text:p>10073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CHANGAN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7400" table:style-name="ce1">
            <text:p>10074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DFSK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7500" table:style-name="ce1">
            <text:p>10075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7600" table:style-name="ce1">
            <text:p>10076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7700" table:style-name="ce1">
            <text:p>10077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FOTON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7800" table:style-name="ce1">
            <text:p>10078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GEELY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7900" table:style-name="ce1">
            <text:p>10079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GREAT WALL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8000" table:style-name="ce1">
            <text:p>10080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HAVAL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8100" table:style-name="ce1">
            <text:p>10081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HOLDEN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8200" table:style-name="ce1">
            <text:p>10082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IZH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8300" table:style-name="ce1">
            <text:p>10083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JAC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8400" table:style-name="ce1">
            <text:p>10084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JAGUAR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8500" table:style-name="ce1">
            <text:p>10085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LEXUS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8600" table:style-name="ce1">
            <text:p>10086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LIFAN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8700" table:style-name="ce1">
            <text:p>10087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MAHINDRA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8800" table:style-name="ce1">
            <text:p>10088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MASERATI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8900" table:style-name="ce1">
            <text:p>10089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PORSCHE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9000" table:style-name="ce1">
            <text:p>10090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PROTON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9100" table:style-name="ce1">
            <text:p>10091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ROLLS ROYCE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9200" table:style-name="ce1">
            <text:p>10092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SHINERAY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9300" table:style-name="ce1">
            <text:p>10093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SMART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9400" table:style-name="ce1">
            <text:p>10094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SSANGYONG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9500" table:style-name="ce1">
            <text:p>10095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TATA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9600" table:style-name="ce1">
            <text:p>10096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ZANELLA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9700" table:style-name="ce1">
            <text:p>10097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ZASTAVA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9800" table:style-name="ce1">
            <text:p>1009800</text:p>
          </table:table-cell>
          <table:table-cell office:value-type="string" table:style-name="ce1">
            <text:p>lin100</text:p>
          </table:table-cell>
          <table:table-cell office:value-type="string" table:style-name="ce1">
            <text:p>ZAZ - TAVRIA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09900" table:style-name="ce1">
            <text:p>10099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AGRALE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0000" table:style-name="ce1">
            <text:p>10100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BEDFORD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0100" table:style-name="ce1">
            <text:p>10101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BELARUS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0200" table:style-name="ce1">
            <text:p>10102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CHEVROLET (Pesados)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0300" table:style-name="ce1">
            <text:p>10103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CIMARRON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0400" table:style-name="ce1">
            <text:p>10104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CUMMINS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0500" table:style-name="ce1">
            <text:p>10105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DIMEX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0600" table:style-name="ce1">
            <text:p>10106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DEUTZ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0700" table:style-name="ce1">
            <text:p>10107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DODGE (Pesados)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0800" table:style-name="ce1">
            <text:p>10108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FIAT - IVECO (Pesados)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0900" table:style-name="ce1">
            <text:p>10109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FORD (Pesados)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1000" table:style-name="ce1">
            <text:p>10110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GMC (Pesados)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1100" table:style-name="ce1">
            <text:p>10111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GROSSPAL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1200" table:style-name="ce1">
            <text:p>10112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HANOMAG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1300" table:style-name="ce1">
            <text:p>10113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HYSTER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1400" table:style-name="ce1">
            <text:p>10114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INTERNATIONAL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1500" table:style-name="ce1">
            <text:p>10115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JOHN DEERE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1600" table:style-name="ce1">
            <text:p>10116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MASSEY FERGUSON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1700" table:style-name="ce1">
            <text:p>10117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MAXION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1800" table:style-name="ce1">
            <text:p>10118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MERCEDES BENZ (Pesados)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1900" table:style-name="ce1">
            <text:p>10119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MWM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2000" table:style-name="ce1">
            <text:p>10120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PERKINS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2100" table:style-name="ce1">
            <text:p>10121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RENAULT (Pesados)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2200" table:style-name="ce1">
            <text:p>10122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SCANIA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2300" table:style-name="ce1">
            <text:p>10123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UTB - UNIVERSAL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2400" table:style-name="ce1">
            <text:p>10124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VALMET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2500" table:style-name="ce1">
            <text:p>10125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VOLKSWAGEN (Pesados)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2600" table:style-name="ce1">
            <text:p>10126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VOLVO (Pesados)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2700" table:style-name="ce1">
            <text:p>10127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ZETOR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2800" table:style-name="ce1">
            <text:p>10128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ACLO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12900" table:style-name="ce1">
            <text:p>10129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13000" table:style-name="ce1">
            <text:p>10130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BUDA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13100" table:style-name="ce1">
            <text:p>10131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DAVID BROWN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13200" table:style-name="ce1">
            <text:p>10132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FARMALL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13300" table:style-name="ce1">
            <text:p>10133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HERCULES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13400" table:style-name="ce1">
            <text:p>10134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LEYLAND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13500" table:style-name="ce1">
            <text:p>10135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MASSEY HARRIS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13600" table:style-name="ce1">
            <text:p>10136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MACK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13700" table:style-name="ce1">
            <text:p>10137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MAN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13800" table:style-name="ce1">
            <text:p>10138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SKODA (Pesados)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13900" table:style-name="ce1">
            <text:p>10139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REO</text:p>
          </table:table-cell>
          <table:table-cell office:value-type="string" table:style-name="ce1">
            <text:p>2_baja</text:p>
          </table:table-cell>
          <table:table-cell table:number-columns-repeated="16380"/>
        </table:table-row>
        <table:table-row table:style-name="ro1">
          <table:table-cell office:value-type="float" office:value="1014000" table:style-name="ce1">
            <text:p>10140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ASTRA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4100" table:style-name="ce1">
            <text:p>10141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CATERPILLAR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4200" table:style-name="ce1">
            <text:p>10142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BELAVTOMAZ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4300" table:style-name="ce1">
            <text:p>10143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BLAC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4400" table:style-name="ce1">
            <text:p>10144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DAF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4500" table:style-name="ce1">
            <text:p>10145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DAIHATSU (Pesados)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4600" table:style-name="ce1">
            <text:p>10146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DFM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4700" table:style-name="ce1">
            <text:p>10147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FOTON (Pesados)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4800" table:style-name="ce1">
            <text:p>10148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FREIGHTLINER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4900" table:style-name="ce1">
            <text:p>10149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GAZ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5000" table:style-name="ce1">
            <text:p>10150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HINO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5100" table:style-name="ce1">
            <text:p>10151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HYUNDAI (Pesados)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5200" table:style-name="ce1">
            <text:p>10152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ISUZU (Pesados)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5300" table:style-name="ce1">
            <text:p>10153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JMC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5400" table:style-name="ce1">
            <text:p>10154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KAMAZ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5500" table:style-name="ce1">
            <text:p>10155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KENWORTH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5600" table:style-name="ce1">
            <text:p>10156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KIA (Pesados)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5700" table:style-name="ce1">
            <text:p>10157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MITSUBISHI (Pesados)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5800" table:style-name="ce1">
            <text:p>10158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NISSAN (Pesados)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5900" table:style-name="ce1">
            <text:p>10159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SANXING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6000" table:style-name="ce1">
            <text:p>10160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SHINERAY (Pesados)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6100" table:style-name="ce1">
            <text:p>10161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SPACE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6200" table:style-name="ce1">
            <text:p>10162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TATA (Pesados)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6300" table:style-name="ce1">
            <text:p>10163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3 STAR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6400" table:style-name="ce1">
            <text:p>10164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6500" table:style-name="ce1">
            <text:p>1016500</text:p>
          </table:table-cell>
          <table:table-cell office:value-type="string" table:style-name="ce1">
            <text:p>lin200</text:p>
          </table:table-cell>
          <table:table-cell office:value-type="string" table:style-name="ce1">
            <text:p>YUEJIN</text:p>
          </table:table-cell>
          <table:table-cell office:value-type="string" table:style-name="ce1">
            <text:p>3_a_incorporar</text:p>
          </table:table-cell>
          <table:table-cell table:number-columns-repeated="16380"/>
        </table:table-row>
        <table:table-row table:style-name="ro1">
          <table:table-cell office:value-type="float" office:value="1016600" table:style-name="ce1">
            <text:p>1016600</text:p>
          </table:table-cell>
          <table:table-cell office:value-type="string" table:style-name="ce1">
            <text:p>lin300</text:p>
          </table:table-cell>
          <table:table-cell office:value-type="string" table:style-name="ce1">
            <text:p>DIAR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6700" table:style-name="ce1">
            <text:p>1016700</text:p>
          </table:table-cell>
          <table:table-cell office:value-type="string" table:style-name="ce1">
            <text:p>lin300</text:p>
          </table:table-cell>
          <table:table-cell office:value-type="string" table:style-name="ce1">
            <text:p>LISTER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6800" table:style-name="ce1">
            <text:p>1016800</text:p>
          </table:table-cell>
          <table:table-cell office:value-type="string" table:style-name="ce1">
            <text:p>lin300</text:p>
          </table:table-cell>
          <table:table-cell office:value-type="string" table:style-name="ce1">
            <text:p>LOMBARDINI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6900" table:style-name="ce1">
            <text:p>1016900</text:p>
          </table:table-cell>
          <table:table-cell office:value-type="string" table:style-name="ce1">
            <text:p>lin300</text:p>
          </table:table-cell>
          <table:table-cell office:value-type="string" table:style-name="ce1">
            <text:p>ORIPON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7000" table:style-name="ce1">
            <text:p>1017000</text:p>
          </table:table-cell>
          <table:table-cell office:value-type="string" table:style-name="ce1">
            <text:p>lin300</text:p>
          </table:table-cell>
          <table:table-cell office:value-type="string" table:style-name="ce1">
            <text:p>VILLA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7100" table:style-name="ce1">
            <text:p>1017100</text:p>
          </table:table-cell>
          <table:table-cell office:value-type="string" table:style-name="ce1">
            <text:p>lin300</text:p>
          </table:table-cell>
          <table:table-cell office:value-type="string" table:style-name="ce1">
            <text:p>WANDERER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7200" table:style-name="ce1">
            <text:p>1017200</text:p>
          </table:table-cell>
          <table:table-cell office:value-type="string" table:style-name="ce1">
            <text:p>lin300</text:p>
          </table:table-cell>
          <table:table-cell office:value-type="string" table:style-name="ce1">
            <text:p>WAUKESHA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7300" table:style-name="ce1">
            <text:p>1017300</text:p>
          </table:table-cell>
          <table:table-cell office:value-type="string" table:style-name="ce1">
            <text:p>lin300</text:p>
          </table:table-cell>
          <table:table-cell office:value-type="string" table:style-name="ce1">
            <text:p>WINCO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style-name="ro1">
          <table:table-cell office:value-type="float" office:value="1017400" table:style-name="ce1">
            <text:p>1017400</text:p>
          </table:table-cell>
          <table:table-cell office:value-type="string" table:style-name="ce1">
            <text:p>lin300</text:p>
          </table:table-cell>
          <table:table-cell office:value-type="string" table:style-name="ce1">
            <text:p>WISCONSIN</text:p>
          </table:table-cell>
          <table:table-cell office:value-type="string" table:style-name="ce1">
            <text:p>1_alta</text:p>
          </table:table-cell>
          <table:table-cell table:number-columns-repeated="16380"/>
        </table:table-row>
        <table:table-row table:number-rows-repeated="10484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niel</meta:initial-creator>
    <dc:creator>Daniel Ruben de Brito</dc:creator>
    <meta:creation-date>2019-07-18T23:18:40Z</meta:creation-date>
    <dc:date>2019-08-07T12:34:27Z</dc:date>
    <meta:editing-cycles>3</meta:editing-cycles>
    <meta:editing-duration>PT200S</meta:editing-duration>
  </office:meta>
</office:document-meta>
</file>